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00" fo:font-size="10pt" style:font-size-asian="10pt" style:font-size-complex="10pt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/>
      <style:text-properties fo:color="#000000"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top" fo:background-color="transparent"/>
      <style:text-properties fo:color="#000000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11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12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/>
      <style:text-properties fo:color="#000000" fo:font-size="10pt" style:font-size-asian="10pt" style:font-size-complex="10pt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style:vertical-align="top" fo:background-color="transparent"/>
      <style:text-properties fo:color="#000000" fo:font-size="10pt" style:font-size-asian="10pt" style:font-size-complex="10pt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/>
      <style:text-properties fo:color="#000000" fo:font-size="10pt" style:font-size-asian="10pt" style:font-size-complex="10pt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fo:font-size="10pt" style:font-size-asian="10pt" style:font-size-complex="10pt"/>
    </style:style>
    <style:style style:name="ce20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/>
      <style:text-properties fo:color="#000000" fo:font-size="10pt" style:font-size-asian="10pt" style:font-size-complex="10pt"/>
    </style:style>
    <style:style style:name="ce21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22" style:family="table-cell" style:parent-style-name="Default" style:data-style-name="N0">
      <style:table-cell-properties fo:border="thin solid #000000" style:vertical-align="automatic" fo:background-color="transparent"/>
      <style:text-properties fo:color="#000000" fo:font-size="10pt" style:font-size-asian="10pt" style:font-size-complex="10pt"/>
    </style:style>
    <style:style style:name="ce23" style:family="table-cell" style:parent-style-name="Default" style:data-style-name="N3">
      <style:table-cell-properties fo:border="thin solid #000000" style:vertical-align="automatic" fo:background-color="transparent"/>
      <style:text-properties fo:color="#000000" fo:font-size="10pt" style:font-size-asian="10pt" style:font-size-complex="10pt"/>
    </style:style>
    <style:style style:name="ce24" style:family="table-cell" style:parent-style-name="Default" style:data-style-name="N4">
      <style:table-cell-properties fo:border="thin solid #000000" style:vertical-align="automatic" fo:background-color="transparent"/>
      <style:text-properties fo:color="#000000" fo:font-size="10pt" style:font-size-asian="10pt" style:font-size-complex="10pt"/>
    </style:style>
    <style:style style:name="ce25" style:family="table-cell" style:parent-style-name="Default" style:data-style-name="N0">
      <style:table-cell-properties style:vertical-align="top"/>
      <style:text-properties fo:color="#000000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4.92125cm"/>
    </style:style>
    <style:style style:name="co2" style:family="table-column">
      <style:table-column-properties fo:break-before="auto" style:column-width="1.82562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2.01083333333333cm"/>
    </style:style>
    <style:style style:name="co6" style:family="table-column">
      <style:table-column-properties fo:break-before="auto" style:column-width="2.03729166666667cm"/>
    </style:style>
    <style:style style:name="co7" style:family="table-column">
      <style:table-column-properties fo:break-before="auto" style:column-width="1.95791666666667cm"/>
    </style:style>
    <style:style style:name="co8" style:family="table-column">
      <style:table-column-properties fo:break-before="auto" style:column-width="2.56645833333333cm"/>
    </style:style>
    <style:style style:name="co9" style:family="table-column">
      <style:table-column-properties fo:break-before="auto" style:column-width="1.64041666666667cm"/>
    </style:style>
    <style:style style:name="co10" style:family="table-column">
      <style:table-column-properties fo:break-before="auto" style:column-width="1.93145833333333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106_7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7" table:default-cell-style-name="ce1"/>
        <table:table-column table:style-name="co3" table:number-columns-repeated="16370" table:default-cell-style-name="ce1"/>
        <table:table-row table:style-name="ro1">
          <table:table-cell office:value-type="string" table:number-columns-spanned="14" table:number-rows-spanned="1" table:style-name="ce2">
            <table:cell-range-source table:name="HTML_1" table:last-column-spanned="14" table:last-row-spanned="26" xlink:href="Http://mis.banking.devex:81/FR/temp/43356_FR101_10.htm"/>
            <text:p>信用卡重要業務及財務資訊(資訊揭露)</text:p>
          </table:table-cell>
          <table:covered-table-cell table:number-columns-repeated="13"/>
          <table:table-cell table:number-columns-repeated="16370"/>
        </table:table-row>
        <table:table-row table:number-rows-repeated="2" table:style-name="ro2">
          <table:table-cell table:number-columns-repeated="14" table:style-name="ce3"/>
          <table:table-cell table:number-columns-repeated="16370"/>
        </table:table-row>
        <table:table-row table:style-name="ro2">
          <table:table-cell office:value-type="string" table:style-name="ce4">
            <text:p>單位：新臺幣千元，卡</text:p>
          </table:table-cell>
          <table:table-cell table:number-columns-repeated="5" table:style-name="ce5"/>
          <table:table-cell office:value-type="string" table:style-name="ce6">
            <text:p>資料月份：106 年7 月</text:p>
          </table:table-cell>
          <table:table-cell table:style-name="ce5"/>
          <table:table-cell table:style-name="ce1"/>
          <table:table-cell table:number-columns-repeated="4" table:style-name="ce5"/>
          <table:table-cell table:style-name="ce7"/>
          <table:table-cell table:number-columns-repeated="16370"/>
        </table:table-row>
        <table:table-row table:style-name="ro2">
          <table:table-cell office:value-type="string" table:number-columns-spanned="1" table:number-rows-spanned="3" table:style-name="ce8">
            <text:p>金融機構名稱</text:p>
          </table:table-cell>
          <table:table-cell office:value-type="string" table:style-name="ce9">
            <text:p>流通卡數</text:p>
          </table:table-cell>
          <table:table-cell office:value-type="string" table:style-name="ce9">
            <text:p>有效卡數</text:p>
          </table:table-cell>
          <table:table-cell office:value-type="string" table:style-name="ce9">
            <text:p>當月發卡數</text:p>
          </table:table-cell>
          <table:table-cell office:value-type="string" table:style-name="ce9">
            <text:p>當月停卡數</text:p>
          </table:table-cell>
          <table:table-cell office:value-type="string" table:style-name="ce10">
            <text:p>循環信用</text:p>
          </table:table-cell>
          <table:table-cell office:value-type="string" table:style-name="ce10">
            <text:p>未到期</text:p>
          </table:table-cell>
          <table:table-cell office:value-type="string" table:style-name="ce10">
            <text:p>當月簽帳</text:p>
          </table:table-cell>
          <table:table-cell office:value-type="string" table:style-name="ce10">
            <text:p>當月預借</text:p>
          </table:table-cell>
          <table:table-cell office:value-type="string" table:style-name="ce9">
            <text:p>逾期三個月以</text:p>
          </table:table-cell>
          <table:table-cell office:value-type="string" table:style-name="ce9">
            <text:p>逾期六個月以</text:p>
          </table:table-cell>
          <table:table-cell office:value-type="string" table:style-name="ce10">
            <text:p>備抵呆帳</text:p>
          </table:table-cell>
          <table:table-cell office:value-type="string" table:style-name="ce11">
            <text:p>當月轉銷</text:p>
          </table:table-cell>
          <table:table-cell office:value-type="string" table:style-name="ce12">
            <text:p>當年度轉銷</text:p>
          </table:table-cell>
          <table:table-cell table:number-columns-repeated="16370"/>
        </table:table-row>
        <table:table-row table:style-name="ro2">
          <table:covered-table-cell/>
          <table:table-cell office:value-type="string" table:style-name="ce14">
            <text:p>　</text:p>
          </table:table-cell>
          <table:table-cell office:value-type="string" table:style-name="ce14">
            <text:p>　</text:p>
          </table:table-cell>
          <table:table-cell office:value-type="string" table:style-name="ce14">
            <text:p>　</text:p>
          </table:table-cell>
          <table:table-cell office:value-type="string" table:style-name="ce14">
            <text:p>　</text:p>
          </table:table-cell>
          <table:table-cell office:value-type="string" table:style-name="ce15">
            <text:p>餘額</text:p>
          </table:table-cell>
          <table:table-cell office:value-type="string" table:style-name="ce15">
            <text:p>分期付款</text:p>
          </table:table-cell>
          <table:table-cell office:value-type="string" table:style-name="ce15">
            <text:p>金額</text:p>
          </table:table-cell>
          <table:table-cell office:value-type="string" table:style-name="ce15">
            <text:p>現金金額</text:p>
          </table:table-cell>
          <table:table-cell office:value-type="string" table:style-name="ce14">
            <text:p>上帳款占應收</text:p>
          </table:table-cell>
          <table:table-cell office:value-type="string" table:style-name="ce14">
            <text:p>上帳款占應收</text:p>
          </table:table-cell>
          <table:table-cell office:value-type="string" table:style-name="ce16">
            <text:p>提足率</text:p>
          </table:table-cell>
          <table:table-cell office:value-type="string" table:style-name="ce17">
            <text:p>呆帳金額</text:p>
          </table:table-cell>
          <table:table-cell office:value-type="string" table:style-name="ce16">
            <text:p>呆帳金額</text:p>
          </table:table-cell>
          <table:table-cell table:number-columns-repeated="16370"/>
        </table:table-row>
        <table:table-row table:style-name="ro2">
          <table:covered-table-cell/>
          <table:table-cell office:value-type="string" table:style-name="ce14">
            <text:p>　</text:p>
          </table:table-cell>
          <table:table-cell office:value-type="string" table:style-name="ce14">
            <text:p>　</text:p>
          </table:table-cell>
          <table:table-cell office:value-type="string" table:style-name="ce14">
            <text:p>　</text:p>
          </table:table-cell>
          <table:table-cell office:value-type="string" table:style-name="ce14">
            <text:p>　</text:p>
          </table:table-cell>
          <table:table-cell office:value-type="string" table:style-name="ce14">
            <text:p>　</text:p>
          </table:table-cell>
          <table:table-cell office:value-type="string" table:style-name="ce15">
            <text:p>餘額</text:p>
          </table:table-cell>
          <table:table-cell office:value-type="string" table:style-name="ce15">
            <text:p>　</text:p>
          </table:table-cell>
          <table:table-cell office:value-type="string" table:style-name="ce14">
            <text:p>　</text:p>
          </table:table-cell>
          <table:table-cell office:value-type="string" table:style-name="ce14">
            <text:p>帳款餘額(含催</text:p>
          </table:table-cell>
          <table:table-cell office:value-type="string" table:style-name="ce14">
            <text:p>帳款餘額(含催</text:p>
          </table:table-cell>
          <table:table-cell office:value-type="string" table:style-name="ce16">
            <text:p>(%)</text:p>
          </table:table-cell>
          <table:table-cell office:value-type="string" table:style-name="ce18">
            <text:p>　</text:p>
          </table:table-cell>
          <table:table-cell office:value-type="string" table:style-name="ce16">
            <text:p>累計至</text:p>
          </table:table-cell>
          <table:table-cell table:number-columns-repeated="16370"/>
        </table:table-row>
        <table:table-row table:style-name="ro2">
          <table:table-cell office:value-type="string" table:style-name="ce19">
            <text:p>　</text:p>
          </table:table-cell>
          <table:table-cell office:value-type="string" table:style-name="ce20">
            <text:p>　</text:p>
          </table:table-cell>
          <table:table-cell office:value-type="string" table:style-name="ce20">
            <text:p>　</text:p>
          </table:table-cell>
          <table:table-cell office:value-type="string" table:style-name="ce20">
            <text:p>　</text:p>
          </table:table-cell>
          <table:table-cell office:value-type="string" table:style-name="ce20">
            <text:p>　</text:p>
          </table:table-cell>
          <table:table-cell office:value-type="string" table:style-name="ce20">
            <text:p>　</text:p>
          </table:table-cell>
          <table:table-cell office:value-type="string" table:style-name="ce20">
            <text:p>　</text:p>
          </table:table-cell>
          <table:table-cell office:value-type="string" table:style-name="ce20">
            <text:p>　</text:p>
          </table:table-cell>
          <table:table-cell office:value-type="string" table:style-name="ce20">
            <text:p>　</text:p>
          </table:table-cell>
          <table:table-cell office:value-type="string" table:style-name="ce20">
            <text:p>收款)之比率(%)</text:p>
          </table:table-cell>
          <table:table-cell office:value-type="string" table:style-name="ce20">
            <text:p>收款)之比率(%)</text:p>
          </table:table-cell>
          <table:table-cell office:value-type="string" table:style-name="ce20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1">
            <text:p>資料月份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臺灣銀行</text:p>
          </table:table-cell>
          <table:table-cell office:value-type="float" office:value="252292" table:style-name="ce23">
            <text:p>252,292</text:p>
          </table:table-cell>
          <table:table-cell office:value-type="float" office:value="133053" table:style-name="ce23">
            <text:p>133,053</text:p>
          </table:table-cell>
          <table:table-cell office:value-type="float" office:value="1043" table:style-name="ce23">
            <text:p>1,043</text:p>
          </table:table-cell>
          <table:table-cell office:value-type="float" office:value="1110" table:style-name="ce23">
            <text:p>1,110</text:p>
          </table:table-cell>
          <table:table-cell office:value-type="float" office:value="216007" table:style-name="ce23">
            <text:p>216,007</text:p>
          </table:table-cell>
          <table:table-cell office:value-type="float" office:value="12254" table:style-name="ce23">
            <text:p>12,254</text:p>
          </table:table-cell>
          <table:table-cell office:value-type="float" office:value="614295" table:style-name="ce23">
            <text:p>614,295</text:p>
          </table:table-cell>
          <table:table-cell office:value-type="float" office:value="891" table:style-name="ce23">
            <text:p>891</text:p>
          </table:table-cell>
          <table:table-cell office:value-type="float" office:value="0.3" table:style-name="ce24">
            <text:p>0.30</text:p>
          </table:table-cell>
          <table:table-cell office:value-type="float" office:value="0.09" table:style-name="ce24">
            <text:p>0.09</text:p>
          </table:table-cell>
          <table:table-cell office:value-type="float" office:value="536.75" table:style-name="ce24">
            <text:p>536.75</text:p>
          </table:table-cell>
          <table:table-cell office:value-type="float" office:value="672" table:style-name="ce23">
            <text:p>672</text:p>
          </table:table-cell>
          <table:table-cell office:value-type="float" office:value="8695" table:style-name="ce23">
            <text:p>8,695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臺灣土地銀行</text:p>
          </table:table-cell>
          <table:table-cell office:value-type="float" office:value="255117" table:style-name="ce23">
            <text:p>255,117</text:p>
          </table:table-cell>
          <table:table-cell office:value-type="float" office:value="134157" table:style-name="ce23">
            <text:p>134,157</text:p>
          </table:table-cell>
          <table:table-cell office:value-type="float" office:value="5377" table:style-name="ce23">
            <text:p>5,377</text:p>
          </table:table-cell>
          <table:table-cell office:value-type="float" office:value="1229" table:style-name="ce23">
            <text:p>1,229</text:p>
          </table:table-cell>
          <table:table-cell office:value-type="float" office:value="326614" table:style-name="ce23">
            <text:p>326,614</text:p>
          </table:table-cell>
          <table:table-cell office:value-type="float" office:value="67132" table:style-name="ce23">
            <text:p>67,132</text:p>
          </table:table-cell>
          <table:table-cell office:value-type="float" office:value="807101" table:style-name="ce23">
            <text:p>807,101</text:p>
          </table:table-cell>
          <table:table-cell office:value-type="float" office:value="815" table:style-name="ce23">
            <text:p>815</text:p>
          </table:table-cell>
          <table:table-cell office:value-type="float" office:value="0.25" table:style-name="ce24">
            <text:p>0.25</text:p>
          </table:table-cell>
          <table:table-cell office:value-type="float" office:value="0.23" table:style-name="ce24">
            <text:p>0.23</text:p>
          </table:table-cell>
          <table:table-cell office:value-type="float" office:value="1341.37" table:style-name="ce24">
            <text:p>1,341.37</text:p>
          </table:table-cell>
          <table:table-cell office:value-type="float" office:value="1532" table:style-name="ce23">
            <text:p>1,532</text:p>
          </table:table-cell>
          <table:table-cell office:value-type="float" office:value="16790" table:style-name="ce23">
            <text:p>16,790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合作金庫商業銀行</text:p>
          </table:table-cell>
          <table:table-cell office:value-type="float" office:value="467268" table:style-name="ce23">
            <text:p>467,268</text:p>
          </table:table-cell>
          <table:table-cell office:value-type="float" office:value="285610" table:style-name="ce23">
            <text:p>285,610</text:p>
          </table:table-cell>
          <table:table-cell office:value-type="float" office:value="6046" table:style-name="ce23">
            <text:p>6,046</text:p>
          </table:table-cell>
          <table:table-cell office:value-type="float" office:value="4558" table:style-name="ce23">
            <text:p>4,558</text:p>
          </table:table-cell>
          <table:table-cell office:value-type="float" office:value="685434" table:style-name="ce23">
            <text:p>685,434</text:p>
          </table:table-cell>
          <table:table-cell office:value-type="float" office:value="446014" table:style-name="ce23">
            <text:p>446,014</text:p>
          </table:table-cell>
          <table:table-cell office:value-type="float" office:value="2638663" table:style-name="ce23">
            <text:p>2,638,663</text:p>
          </table:table-cell>
          <table:table-cell office:value-type="float" office:value="2617" table:style-name="ce23">
            <text:p>2,617</text:p>
          </table:table-cell>
          <table:table-cell office:value-type="float" office:value="0.28000000000000003" table:style-name="ce24">
            <text:p>0.28</text:p>
          </table:table-cell>
          <table:table-cell office:value-type="float" office:value="0.25" table:style-name="ce24">
            <text:p>0.25</text:p>
          </table:table-cell>
          <table:table-cell office:value-type="float" office:value="274.72000000000003" table:style-name="ce24">
            <text:p>274.72</text:p>
          </table:table-cell>
          <table:table-cell office:value-type="float" office:value="6016" table:style-name="ce23">
            <text:p>6,016</text:p>
          </table:table-cell>
          <table:table-cell office:value-type="float" office:value="31314" table:style-name="ce23">
            <text:p>31,314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第一商業銀行</text:p>
          </table:table-cell>
          <table:table-cell office:value-type="float" office:value="975933" table:style-name="ce23">
            <text:p>975,933</text:p>
          </table:table-cell>
          <table:table-cell office:value-type="float" office:value="639996" table:style-name="ce23">
            <text:p>639,996</text:p>
          </table:table-cell>
          <table:table-cell office:value-type="float" office:value="10800" table:style-name="ce23">
            <text:p>10,800</text:p>
          </table:table-cell>
          <table:table-cell office:value-type="float" office:value="8845" table:style-name="ce23">
            <text:p>8,845</text:p>
          </table:table-cell>
          <table:table-cell office:value-type="float" office:value="1428299" table:style-name="ce23">
            <text:p>1,428,299</text:p>
          </table:table-cell>
          <table:table-cell office:value-type="float" office:value="1215917" table:style-name="ce23">
            <text:p>1,215,917</text:p>
          </table:table-cell>
          <table:table-cell office:value-type="float" office:value="3924365" table:style-name="ce23">
            <text:p>3,924,365</text:p>
          </table:table-cell>
          <table:table-cell office:value-type="float" office:value="13748" table:style-name="ce23">
            <text:p>13,748</text:p>
          </table:table-cell>
          <table:table-cell office:value-type="float" office:value="0.21" table:style-name="ce24">
            <text:p>0.21</text:p>
          </table:table-cell>
          <table:table-cell office:value-type="float" office:value="0" table:style-name="ce24">
            <text:p>0.00</text:p>
          </table:table-cell>
          <table:table-cell office:value-type="float" office:value="1647.5" table:style-name="ce24">
            <text:p>1,647.50</text:p>
          </table:table-cell>
          <table:table-cell office:value-type="float" office:value="5991" table:style-name="ce23">
            <text:p>5,991</text:p>
          </table:table-cell>
          <table:table-cell office:value-type="float" office:value="41780" table:style-name="ce23">
            <text:p>41,780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華南商業銀行</text:p>
          </table:table-cell>
          <table:table-cell office:value-type="float" office:value="990044" table:style-name="ce23">
            <text:p>990,044</text:p>
          </table:table-cell>
          <table:table-cell office:value-type="float" office:value="738374" table:style-name="ce23">
            <text:p>738,374</text:p>
          </table:table-cell>
          <table:table-cell office:value-type="float" office:value="22740" table:style-name="ce23">
            <text:p>22,740</text:p>
          </table:table-cell>
          <table:table-cell office:value-type="float" office:value="9832" table:style-name="ce23">
            <text:p>9,832</text:p>
          </table:table-cell>
          <table:table-cell office:value-type="float" office:value="917895" table:style-name="ce23">
            <text:p>917,895</text:p>
          </table:table-cell>
          <table:table-cell office:value-type="float" office:value="2839404" table:style-name="ce23">
            <text:p>2,839,404</text:p>
          </table:table-cell>
          <table:table-cell office:value-type="float" office:value="3801440" table:style-name="ce23">
            <text:p>3,801,440</text:p>
          </table:table-cell>
          <table:table-cell office:value-type="float" office:value="1627" table:style-name="ce23">
            <text:p>1,627</text:p>
          </table:table-cell>
          <table:table-cell office:value-type="float" office:value="0.13" table:style-name="ce24">
            <text:p>0.13</text:p>
          </table:table-cell>
          <table:table-cell office:value-type="float" office:value="0" table:style-name="ce24">
            <text:p>0.00</text:p>
          </table:table-cell>
          <table:table-cell office:value-type="float" office:value="597.01" table:style-name="ce24">
            <text:p>597.01</text:p>
          </table:table-cell>
          <table:table-cell office:value-type="float" office:value="0" table:style-name="ce23">
            <text:p>0</text:p>
          </table:table-cell>
          <table:table-cell office:value-type="float" office:value="34107" table:style-name="ce23">
            <text:p>34,107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彰化商業銀行</text:p>
          </table:table-cell>
          <table:table-cell office:value-type="float" office:value="425612" table:style-name="ce23">
            <text:p>425,612</text:p>
          </table:table-cell>
          <table:table-cell office:value-type="float" office:value="202799" table:style-name="ce23">
            <text:p>202,799</text:p>
          </table:table-cell>
          <table:table-cell office:value-type="float" office:value="2983" table:style-name="ce23">
            <text:p>2,983</text:p>
          </table:table-cell>
          <table:table-cell office:value-type="float" office:value="2725" table:style-name="ce23">
            <text:p>2,725</text:p>
          </table:table-cell>
          <table:table-cell office:value-type="float" office:value="367894" table:style-name="ce23">
            <text:p>367,894</text:p>
          </table:table-cell>
          <table:table-cell office:value-type="float" office:value="303535" table:style-name="ce23">
            <text:p>303,535</text:p>
          </table:table-cell>
          <table:table-cell office:value-type="float" office:value="1237673" table:style-name="ce23">
            <text:p>1,237,673</text:p>
          </table:table-cell>
          <table:table-cell office:value-type="float" office:value="674" table:style-name="ce23">
            <text:p>674</text:p>
          </table:table-cell>
          <table:table-cell office:value-type="float" office:value="0.33" table:style-name="ce24">
            <text:p>0.33</text:p>
          </table:table-cell>
          <table:table-cell office:value-type="float" office:value="0.01" table:style-name="ce24">
            <text:p>0.01</text:p>
          </table:table-cell>
          <table:table-cell office:value-type="float" office:value="677.01" table:style-name="ce24">
            <text:p>677.01</text:p>
          </table:table-cell>
          <table:table-cell office:value-type="float" office:value="1050" table:style-name="ce23">
            <text:p>1,050</text:p>
          </table:table-cell>
          <table:table-cell office:value-type="float" office:value="14098" table:style-name="ce23">
            <text:p>14,098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上海商業儲蓄銀行</text:p>
          </table:table-cell>
          <table:table-cell office:value-type="float" office:value="361786" table:style-name="ce23">
            <text:p>361,786</text:p>
          </table:table-cell>
          <table:table-cell office:value-type="float" office:value="185736" table:style-name="ce23">
            <text:p>185,736</text:p>
          </table:table-cell>
          <table:table-cell office:value-type="float" office:value="1499" table:style-name="ce23">
            <text:p>1,499</text:p>
          </table:table-cell>
          <table:table-cell office:value-type="float" office:value="1981" table:style-name="ce23">
            <text:p>1,981</text:p>
          </table:table-cell>
          <table:table-cell office:value-type="float" office:value="687962" table:style-name="ce23">
            <text:p>687,962</text:p>
          </table:table-cell>
          <table:table-cell office:value-type="float" office:value="317654" table:style-name="ce23">
            <text:p>317,654</text:p>
          </table:table-cell>
          <table:table-cell office:value-type="float" office:value="1051387" table:style-name="ce23">
            <text:p>1,051,387</text:p>
          </table:table-cell>
          <table:table-cell office:value-type="float" office:value="6504" table:style-name="ce23">
            <text:p>6,504</text:p>
          </table:table-cell>
          <table:table-cell office:value-type="float" office:value="0.64" table:style-name="ce24">
            <text:p>0.64</text:p>
          </table:table-cell>
          <table:table-cell office:value-type="float" office:value="0.28000000000000003" table:style-name="ce24">
            <text:p>0.28</text:p>
          </table:table-cell>
          <table:table-cell office:value-type="float" office:value="845.97" table:style-name="ce24">
            <text:p>845.97</text:p>
          </table:table-cell>
          <table:table-cell office:value-type="float" office:value="0" table:style-name="ce23">
            <text:p>0</text:p>
          </table:table-cell>
          <table:table-cell office:value-type="float" office:value="18617" table:style-name="ce23">
            <text:p>18,617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台北富邦商業銀行</text:p>
          </table:table-cell>
          <table:table-cell office:value-type="float" office:value="2344653" table:style-name="ce23">
            <text:p>2,344,653</text:p>
          </table:table-cell>
          <table:table-cell office:value-type="float" office:value="1740762" table:style-name="ce23">
            <text:p>1,740,762</text:p>
          </table:table-cell>
          <table:table-cell office:value-type="float" office:value="26032" table:style-name="ce23">
            <text:p>26,032</text:p>
          </table:table-cell>
          <table:table-cell office:value-type="float" office:value="19687" table:style-name="ce23">
            <text:p>19,687</text:p>
          </table:table-cell>
          <table:table-cell office:value-type="float" office:value="5650191" table:style-name="ce23">
            <text:p>5,650,191</text:p>
          </table:table-cell>
          <table:table-cell office:value-type="float" office:value="12187236" table:style-name="ce23">
            <text:p>12,187,236</text:p>
          </table:table-cell>
          <table:table-cell office:value-type="float" office:value="16865445" table:style-name="ce23">
            <text:p>16,865,445</text:p>
          </table:table-cell>
          <table:table-cell office:value-type="float" office:value="49936" table:style-name="ce23">
            <text:p>49,936</text:p>
          </table:table-cell>
          <table:table-cell office:value-type="float" office:value="0.12" table:style-name="ce24">
            <text:p>0.12</text:p>
          </table:table-cell>
          <table:table-cell office:value-type="float" office:value="0" table:style-name="ce24">
            <text:p>0.00</text:p>
          </table:table-cell>
          <table:table-cell office:value-type="float" office:value="836.41" table:style-name="ce24">
            <text:p>836.41</text:p>
          </table:table-cell>
          <table:table-cell office:value-type="float" office:value="22320" table:style-name="ce23">
            <text:p>22,320</text:p>
          </table:table-cell>
          <table:table-cell office:value-type="float" office:value="165293" table:style-name="ce23">
            <text:p>165,293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國泰世華商業銀行</text:p>
          </table:table-cell>
          <table:table-cell office:value-type="float" office:value="6058456" table:style-name="ce23">
            <text:p>6,058,456</text:p>
          </table:table-cell>
          <table:table-cell office:value-type="float" office:value="4263507" table:style-name="ce23">
            <text:p>4,263,507</text:p>
          </table:table-cell>
          <table:table-cell office:value-type="float" office:value="54231" table:style-name="ce23">
            <text:p>54,231</text:p>
          </table:table-cell>
          <table:table-cell office:value-type="float" office:value="35725" table:style-name="ce23">
            <text:p>35,725</text:p>
          </table:table-cell>
          <table:table-cell office:value-type="float" office:value="15763655" table:style-name="ce23">
            <text:p>15,763,655</text:p>
          </table:table-cell>
          <table:table-cell office:value-type="float" office:value="12945878" table:style-name="ce23">
            <text:p>12,945,878</text:p>
          </table:table-cell>
          <table:table-cell office:value-type="float" office:value="30924784" table:style-name="ce23">
            <text:p>30,924,784</text:p>
          </table:table-cell>
          <table:table-cell office:value-type="float" office:value="205970" table:style-name="ce23">
            <text:p>205,970</text:p>
          </table:table-cell>
          <table:table-cell office:value-type="float" office:value="0.13" table:style-name="ce24">
            <text:p>0.13</text:p>
          </table:table-cell>
          <table:table-cell office:value-type="float" office:value="0" table:style-name="ce24">
            <text:p>0.00</text:p>
          </table:table-cell>
          <table:table-cell office:value-type="float" office:value="2549.63" table:style-name="ce24">
            <text:p>2,549.63</text:p>
          </table:table-cell>
          <table:table-cell office:value-type="float" office:value="34776" table:style-name="ce23">
            <text:p>34,776</text:p>
          </table:table-cell>
          <table:table-cell office:value-type="float" office:value="231625" table:style-name="ce23">
            <text:p>231,625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高雄銀行</text:p>
          </table:table-cell>
          <table:table-cell office:value-type="float" office:value="10413" table:style-name="ce23">
            <text:p>10,413</text:p>
          </table:table-cell>
          <table:table-cell office:value-type="float" office:value="4308" table:style-name="ce23">
            <text:p>4,308</text:p>
          </table:table-cell>
          <table:table-cell office:value-type="float" office:value="121" table:style-name="ce23">
            <text:p>121</text:p>
          </table:table-cell>
          <table:table-cell office:value-type="float" office:value="46" table:style-name="ce23">
            <text:p>46</text:p>
          </table:table-cell>
          <table:table-cell office:value-type="float" office:value="8327" table:style-name="ce23">
            <text:p>8,327</text:p>
          </table:table-cell>
          <table:table-cell office:value-type="float" office:value="45" table:style-name="ce23">
            <text:p>45</text:p>
          </table:table-cell>
          <table:table-cell office:value-type="float" office:value="170827" table:style-name="ce23">
            <text:p>170,827</text:p>
          </table:table-cell>
          <table:table-cell office:value-type="float" office:value="119" table:style-name="ce23">
            <text:p>119</text:p>
          </table:table-cell>
          <table:table-cell office:value-type="float" office:value="0.13" table:style-name="ce24">
            <text:p>0.13</text:p>
          </table:table-cell>
          <table:table-cell office:value-type="float" office:value="0.13" table:style-name="ce24">
            <text:p>0.13</text:p>
          </table:table-cell>
          <table:table-cell office:value-type="float" office:value="478.87" table:style-name="ce24">
            <text:p>478.87</text:p>
          </table:table-cell>
          <table:table-cell office:value-type="float" office:value="47" table:style-name="ce23">
            <text:p>47</text:p>
          </table:table-cell>
          <table:table-cell office:value-type="float" office:value="1311" table:style-name="ce23">
            <text:p>1,311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兆豐國際商業銀行</text:p>
          </table:table-cell>
          <table:table-cell office:value-type="float" office:value="614896" table:style-name="ce23">
            <text:p>614,896</text:p>
          </table:table-cell>
          <table:table-cell office:value-type="float" office:value="401444" table:style-name="ce23">
            <text:p>401,444</text:p>
          </table:table-cell>
          <table:table-cell office:value-type="float" office:value="11814" table:style-name="ce23">
            <text:p>11,814</text:p>
          </table:table-cell>
          <table:table-cell office:value-type="float" office:value="4003" table:style-name="ce23">
            <text:p>4,003</text:p>
          </table:table-cell>
          <table:table-cell office:value-type="float" office:value="1120112" table:style-name="ce23">
            <text:p>1,120,112</text:p>
          </table:table-cell>
          <table:table-cell office:value-type="float" office:value="1026767" table:style-name="ce23">
            <text:p>1,026,767</text:p>
          </table:table-cell>
          <table:table-cell office:value-type="float" office:value="2467278" table:style-name="ce23">
            <text:p>2,467,278</text:p>
          </table:table-cell>
          <table:table-cell office:value-type="float" office:value="4384" table:style-name="ce23">
            <text:p>4,384</text:p>
          </table:table-cell>
          <table:table-cell office:value-type="float" office:value="0.19" table:style-name="ce24">
            <text:p>0.19</text:p>
          </table:table-cell>
          <table:table-cell office:value-type="float" office:value="0.08" table:style-name="ce24">
            <text:p>0.08</text:p>
          </table:table-cell>
          <table:table-cell office:value-type="float" office:value="541.44000000000005" table:style-name="ce24">
            <text:p>541.44</text:p>
          </table:table-cell>
          <table:table-cell office:value-type="float" office:value="3540" table:style-name="ce23">
            <text:p>3,540</text:p>
          </table:table-cell>
          <table:table-cell office:value-type="float" office:value="22332" table:style-name="ce23">
            <text:p>22,332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花旗(台灣)商業銀行</text:p>
          </table:table-cell>
          <table:table-cell office:value-type="float" office:value="2892195" table:style-name="ce23">
            <text:p>2,892,195</text:p>
          </table:table-cell>
          <table:table-cell office:value-type="float" office:value="2462655" table:style-name="ce23">
            <text:p>2,462,655</text:p>
          </table:table-cell>
          <table:table-cell office:value-type="float" office:value="21035" table:style-name="ce23">
            <text:p>21,035</text:p>
          </table:table-cell>
          <table:table-cell office:value-type="float" office:value="34195" table:style-name="ce23">
            <text:p>34,195</text:p>
          </table:table-cell>
          <table:table-cell office:value-type="float" office:value="15815682" table:style-name="ce23">
            <text:p>15,815,682</text:p>
          </table:table-cell>
          <table:table-cell office:value-type="float" office:value="9523391" table:style-name="ce23">
            <text:p>9,523,391</text:p>
          </table:table-cell>
          <table:table-cell office:value-type="float" office:value="19510198" table:style-name="ce23">
            <text:p>19,510,198</text:p>
          </table:table-cell>
          <table:table-cell office:value-type="float" office:value="175588" table:style-name="ce23">
            <text:p>175,588</text:p>
          </table:table-cell>
          <table:table-cell office:value-type="float" office:value="0.51" table:style-name="ce24">
            <text:p>0.51</text:p>
          </table:table-cell>
          <table:table-cell office:value-type="float" office:value="0.1" table:style-name="ce24">
            <text:p>0.10</text:p>
          </table:table-cell>
          <table:table-cell office:value-type="float" office:value="616.92999999999995" table:style-name="ce24">
            <text:p>616.93</text:p>
          </table:table-cell>
          <table:table-cell office:value-type="float" office:value="106209" table:style-name="ce23">
            <text:p>106,209</text:p>
          </table:table-cell>
          <table:table-cell office:value-type="float" office:value="477096" table:style-name="ce23">
            <text:p>477,096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澳盛(台灣)商業銀行</text:p>
          </table:table-cell>
          <table:table-cell office:value-type="float" office:value="541612" table:style-name="ce23">
            <text:p>541,612</text:p>
          </table:table-cell>
          <table:table-cell office:value-type="float" office:value="323880" table:style-name="ce23">
            <text:p>323,880</text:p>
          </table:table-cell>
          <table:table-cell office:value-type="float" office:value="5207" table:style-name="ce23">
            <text:p>5,207</text:p>
          </table:table-cell>
          <table:table-cell office:value-type="float" office:value="4453" table:style-name="ce23">
            <text:p>4,453</text:p>
          </table:table-cell>
          <table:table-cell office:value-type="float" office:value="2853081" table:style-name="ce23">
            <text:p>2,853,081</text:p>
          </table:table-cell>
          <table:table-cell office:value-type="float" office:value="1640741" table:style-name="ce23">
            <text:p>1,640,741</text:p>
          </table:table-cell>
          <table:table-cell office:value-type="float" office:value="2766362" table:style-name="ce23">
            <text:p>2,766,362</text:p>
          </table:table-cell>
          <table:table-cell office:value-type="float" office:value="23381" table:style-name="ce23">
            <text:p>23,381</text:p>
          </table:table-cell>
          <table:table-cell office:value-type="float" office:value="0.4" table:style-name="ce24">
            <text:p>0.40</text:p>
          </table:table-cell>
          <table:table-cell office:value-type="float" office:value="0" table:style-name="ce24">
            <text:p>0.00</text:p>
          </table:table-cell>
          <table:table-cell office:value-type="float" office:value="223.84" table:style-name="ce24">
            <text:p>223.84</text:p>
          </table:table-cell>
          <table:table-cell office:value-type="float" office:value="13051" table:style-name="ce23">
            <text:p>13,051</text:p>
          </table:table-cell>
          <table:table-cell office:value-type="float" office:value="88684" table:style-name="ce23">
            <text:p>88,684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臺灣中小企業銀行</text:p>
          </table:table-cell>
          <table:table-cell office:value-type="float" office:value="326209" table:style-name="ce23">
            <text:p>326,209</text:p>
          </table:table-cell>
          <table:table-cell office:value-type="float" office:value="125126" table:style-name="ce23">
            <text:p>125,126</text:p>
          </table:table-cell>
          <table:table-cell office:value-type="float" office:value="1956" table:style-name="ce23">
            <text:p>1,956</text:p>
          </table:table-cell>
          <table:table-cell office:value-type="float" office:value="2354" table:style-name="ce23">
            <text:p>2,354</text:p>
          </table:table-cell>
          <table:table-cell office:value-type="float" office:value="435982" table:style-name="ce23">
            <text:p>435,982</text:p>
          </table:table-cell>
          <table:table-cell office:value-type="float" office:value="82997" table:style-name="ce23">
            <text:p>82,997</text:p>
          </table:table-cell>
          <table:table-cell office:value-type="float" office:value="870452" table:style-name="ce23">
            <text:p>870,452</text:p>
          </table:table-cell>
          <table:table-cell office:value-type="float" office:value="3096" table:style-name="ce23">
            <text:p>3,096</text:p>
          </table:table-cell>
          <table:table-cell office:value-type="float" office:value="0.12" table:style-name="ce24">
            <text:p>0.12</text:p>
          </table:table-cell>
          <table:table-cell office:value-type="float" office:value="0.03" table:style-name="ce24">
            <text:p>0.03</text:p>
          </table:table-cell>
          <table:table-cell office:value-type="float" office:value="224.53" table:style-name="ce24">
            <text:p>224.53</text:p>
          </table:table-cell>
          <table:table-cell office:value-type="float" office:value="3399" table:style-name="ce23">
            <text:p>3,399</text:p>
          </table:table-cell>
          <table:table-cell office:value-type="float" office:value="17159" table:style-name="ce23">
            <text:p>17,159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渣打國際商業銀行</text:p>
          </table:table-cell>
          <table:table-cell office:value-type="float" office:value="327916" table:style-name="ce23">
            <text:p>327,916</text:p>
          </table:table-cell>
          <table:table-cell office:value-type="float" office:value="200320" table:style-name="ce23">
            <text:p>200,320</text:p>
          </table:table-cell>
          <table:table-cell office:value-type="float" office:value="2277" table:style-name="ce23">
            <text:p>2,277</text:p>
          </table:table-cell>
          <table:table-cell office:value-type="float" office:value="3996" table:style-name="ce23">
            <text:p>3,996</text:p>
          </table:table-cell>
          <table:table-cell office:value-type="float" office:value="1730571" table:style-name="ce23">
            <text:p>1,730,571</text:p>
          </table:table-cell>
          <table:table-cell office:value-type="float" office:value="500038" table:style-name="ce23">
            <text:p>500,038</text:p>
          </table:table-cell>
          <table:table-cell office:value-type="float" office:value="1179239" table:style-name="ce23">
            <text:p>1,179,239</text:p>
          </table:table-cell>
          <table:table-cell office:value-type="float" office:value="10145" table:style-name="ce23">
            <text:p>10,145</text:p>
          </table:table-cell>
          <table:table-cell office:value-type="float" office:value="0.41" table:style-name="ce24">
            <text:p>0.41</text:p>
          </table:table-cell>
          <table:table-cell office:value-type="float" office:value="0" table:style-name="ce24">
            <text:p>0.00</text:p>
          </table:table-cell>
          <table:table-cell office:value-type="float" office:value="558.33000000000004" table:style-name="ce24">
            <text:p>558.33</text:p>
          </table:table-cell>
          <table:table-cell office:value-type="float" office:value="10084" table:style-name="ce23">
            <text:p>10,084</text:p>
          </table:table-cell>
          <table:table-cell office:value-type="float" office:value="66016" table:style-name="ce23">
            <text:p>66,016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台中商業銀行</text:p>
          </table:table-cell>
          <table:table-cell office:value-type="float" office:value="207564" table:style-name="ce23">
            <text:p>207,564</text:p>
          </table:table-cell>
          <table:table-cell office:value-type="float" office:value="79921" table:style-name="ce23">
            <text:p>79,921</text:p>
          </table:table-cell>
          <table:table-cell office:value-type="float" office:value="1711" table:style-name="ce23">
            <text:p>1,711</text:p>
          </table:table-cell>
          <table:table-cell office:value-type="float" office:value="1036" table:style-name="ce23">
            <text:p>1,036</text:p>
          </table:table-cell>
          <table:table-cell office:value-type="float" office:value="273028" table:style-name="ce23">
            <text:p>273,028</text:p>
          </table:table-cell>
          <table:table-cell office:value-type="float" office:value="40303" table:style-name="ce23">
            <text:p>40,303</text:p>
          </table:table-cell>
          <table:table-cell office:value-type="float" office:value="492467" table:style-name="ce23">
            <text:p>492,467</text:p>
          </table:table-cell>
          <table:table-cell office:value-type="float" office:value="473" table:style-name="ce23">
            <text:p>473</text:p>
          </table:table-cell>
          <table:table-cell office:value-type="float" office:value="1.1499999999999999" table:style-name="ce24">
            <text:p>1.15</text:p>
          </table:table-cell>
          <table:table-cell office:value-type="float" office:value="0.09" table:style-name="ce24">
            <text:p>0.09</text:p>
          </table:table-cell>
          <table:table-cell office:value-type="float" office:value="424.79" table:style-name="ce24">
            <text:p>424.79</text:p>
          </table:table-cell>
          <table:table-cell office:value-type="float" office:value="8860" table:style-name="ce23">
            <text:p>8,860</text:p>
          </table:table-cell>
          <table:table-cell office:value-type="float" office:value="20226" table:style-name="ce23">
            <text:p>20,226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滙豐(台灣)商業銀行</text:p>
          </table:table-cell>
          <table:table-cell office:value-type="float" office:value="584305" table:style-name="ce23">
            <text:p>584,305</text:p>
          </table:table-cell>
          <table:table-cell office:value-type="float" office:value="400520" table:style-name="ce23">
            <text:p>400,520</text:p>
          </table:table-cell>
          <table:table-cell office:value-type="float" office:value="7579" table:style-name="ce23">
            <text:p>7,579</text:p>
          </table:table-cell>
          <table:table-cell office:value-type="float" office:value="7082" table:style-name="ce23">
            <text:p>7,082</text:p>
          </table:table-cell>
          <table:table-cell office:value-type="float" office:value="2461057" table:style-name="ce23">
            <text:p>2,461,057</text:p>
          </table:table-cell>
          <table:table-cell office:value-type="float" office:value="1650465" table:style-name="ce23">
            <text:p>1,650,465</text:p>
          </table:table-cell>
          <table:table-cell office:value-type="float" office:value="4388683" table:style-name="ce23">
            <text:p>4,388,683</text:p>
          </table:table-cell>
          <table:table-cell office:value-type="float" office:value="41925" table:style-name="ce23">
            <text:p>41,925</text:p>
          </table:table-cell>
          <table:table-cell office:value-type="float" office:value="0.24" table:style-name="ce24">
            <text:p>0.24</text:p>
          </table:table-cell>
          <table:table-cell office:value-type="float" office:value="0" table:style-name="ce24">
            <text:p>0.00</text:p>
          </table:table-cell>
          <table:table-cell office:value-type="float" office:value="2647.97" table:style-name="ce24">
            <text:p>2,647.97</text:p>
          </table:table-cell>
          <table:table-cell office:value-type="float" office:value="9796" table:style-name="ce23">
            <text:p>9,796</text:p>
          </table:table-cell>
          <table:table-cell office:value-type="float" office:value="61299" table:style-name="ce23">
            <text:p>61,299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華泰商業銀行</text:p>
          </table:table-cell>
          <table:table-cell office:value-type="float" office:value="10431" table:style-name="ce23">
            <text:p>10,431</text:p>
          </table:table-cell>
          <table:table-cell office:value-type="float" office:value="6073" table:style-name="ce23">
            <text:p>6,073</text:p>
          </table:table-cell>
          <table:table-cell office:value-type="float" office:value="60" table:style-name="ce23">
            <text:p>60</text:p>
          </table:table-cell>
          <table:table-cell office:value-type="float" office:value="23" table:style-name="ce23">
            <text:p>23</text:p>
          </table:table-cell>
          <table:table-cell office:value-type="float" office:value="16081" table:style-name="ce23">
            <text:p>16,081</text:p>
          </table:table-cell>
          <table:table-cell office:value-type="float" office:value="2068" table:style-name="ce23">
            <text:p>2,068</text:p>
          </table:table-cell>
          <table:table-cell office:value-type="float" office:value="51020" table:style-name="ce23">
            <text:p>51,020</text:p>
          </table:table-cell>
          <table:table-cell office:value-type="float" office:value="0" table:style-name="ce23">
            <text:p>0</text:p>
          </table:table-cell>
          <table:table-cell office:value-type="float" office:value="0.86" table:style-name="ce24">
            <text:p>0.86</text:p>
          </table:table-cell>
          <table:table-cell office:value-type="float" office:value="0.75" table:style-name="ce24">
            <text:p>0.75</text:p>
          </table:table-cell>
          <table:table-cell office:value-type="float" office:value="251.83" table:style-name="ce24">
            <text:p>251.83</text:p>
          </table:table-cell>
          <table:table-cell office:value-type="float" office:value="0" table:style-name="ce23">
            <text:p>0</text:p>
          </table:table-cell>
          <table:table-cell office:value-type="float" office:value="1164" table:style-name="ce23">
            <text:p>1,164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臺灣新光商業銀行</text:p>
          </table:table-cell>
          <table:table-cell office:value-type="float" office:value="919530" table:style-name="ce23">
            <text:p>919,530</text:p>
          </table:table-cell>
          <table:table-cell office:value-type="float" office:value="490549" table:style-name="ce23">
            <text:p>490,549</text:p>
          </table:table-cell>
          <table:table-cell office:value-type="float" office:value="7062" table:style-name="ce23">
            <text:p>7,062</text:p>
          </table:table-cell>
          <table:table-cell office:value-type="float" office:value="10641" table:style-name="ce23">
            <text:p>10,641</text:p>
          </table:table-cell>
          <table:table-cell office:value-type="float" office:value="1937782" table:style-name="ce23">
            <text:p>1,937,782</text:p>
          </table:table-cell>
          <table:table-cell office:value-type="float" office:value="1548411" table:style-name="ce23">
            <text:p>1,548,411</text:p>
          </table:table-cell>
          <table:table-cell office:value-type="float" office:value="3737132" table:style-name="ce23">
            <text:p>3,737,132</text:p>
          </table:table-cell>
          <table:table-cell office:value-type="float" office:value="11220" table:style-name="ce23">
            <text:p>11,220</text:p>
          </table:table-cell>
          <table:table-cell office:value-type="float" office:value="0.27" table:style-name="ce24">
            <text:p>0.27</text:p>
          </table:table-cell>
          <table:table-cell office:value-type="float" office:value="0.04" table:style-name="ce24">
            <text:p>0.04</text:p>
          </table:table-cell>
          <table:table-cell office:value-type="float" office:value="225.47" table:style-name="ce24">
            <text:p>225.47</text:p>
          </table:table-cell>
          <table:table-cell office:value-type="float" office:value="5623" table:style-name="ce23">
            <text:p>5,623</text:p>
          </table:table-cell>
          <table:table-cell office:value-type="float" office:value="41992" table:style-name="ce23">
            <text:p>41,992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陽信商業銀行</text:p>
          </table:table-cell>
          <table:table-cell office:value-type="float" office:value="93556" table:style-name="ce23">
            <text:p>93,556</text:p>
          </table:table-cell>
          <table:table-cell office:value-type="float" office:value="50745" table:style-name="ce23">
            <text:p>50,745</text:p>
          </table:table-cell>
          <table:table-cell office:value-type="float" office:value="1188" table:style-name="ce23">
            <text:p>1,188</text:p>
          </table:table-cell>
          <table:table-cell office:value-type="float" office:value="838" table:style-name="ce23">
            <text:p>838</text:p>
          </table:table-cell>
          <table:table-cell office:value-type="float" office:value="232079" table:style-name="ce23">
            <text:p>232,079</text:p>
          </table:table-cell>
          <table:table-cell office:value-type="float" office:value="62830" table:style-name="ce23">
            <text:p>62,830</text:p>
          </table:table-cell>
          <table:table-cell office:value-type="float" office:value="269377" table:style-name="ce23">
            <text:p>269,377</text:p>
          </table:table-cell>
          <table:table-cell office:value-type="float" office:value="230" table:style-name="ce23">
            <text:p>230</text:p>
          </table:table-cell>
          <table:table-cell office:value-type="float" office:value="0.65" table:style-name="ce24">
            <text:p>0.65</text:p>
          </table:table-cell>
          <table:table-cell office:value-type="float" office:value="0.05" table:style-name="ce24">
            <text:p>0.05</text:p>
          </table:table-cell>
          <table:table-cell office:value-type="float" office:value="653.04" table:style-name="ce24">
            <text:p>653.04</text:p>
          </table:table-cell>
          <table:table-cell office:value-type="float" office:value="0" table:style-name="ce23">
            <text:p>0</text:p>
          </table:table-cell>
          <table:table-cell office:value-type="float" office:value="10527" table:style-name="ce23">
            <text:p>10,527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三信商業銀行</text:p>
          </table:table-cell>
          <table:table-cell office:value-type="float" office:value="16420" table:style-name="ce23">
            <text:p>16,420</text:p>
          </table:table-cell>
          <table:table-cell office:value-type="float" office:value="11042" table:style-name="ce23">
            <text:p>11,042</text:p>
          </table:table-cell>
          <table:table-cell office:value-type="float" office:value="130" table:style-name="ce23">
            <text:p>130</text:p>
          </table:table-cell>
          <table:table-cell office:value-type="float" office:value="67" table:style-name="ce23">
            <text:p>67</text:p>
          </table:table-cell>
          <table:table-cell office:value-type="float" office:value="28369" table:style-name="ce23">
            <text:p>28,369</text:p>
          </table:table-cell>
          <table:table-cell office:value-type="float" office:value="14917" table:style-name="ce23">
            <text:p>14,917</text:p>
          </table:table-cell>
          <table:table-cell office:value-type="float" office:value="110645" table:style-name="ce23">
            <text:p>110,645</text:p>
          </table:table-cell>
          <table:table-cell office:value-type="float" office:value="40" table:style-name="ce23">
            <text:p>40</text:p>
          </table:table-cell>
          <table:table-cell office:value-type="float" office:value="0.17" table:style-name="ce24">
            <text:p>0.17</text:p>
          </table:table-cell>
          <table:table-cell office:value-type="float" office:value="0" table:style-name="ce24">
            <text:p>0.00</text:p>
          </table:table-cell>
          <table:table-cell office:value-type="float" office:value="8797.11" table:style-name="ce24">
            <text:p>8,797.11</text:p>
          </table:table-cell>
          <table:table-cell office:value-type="float" office:value="94" table:style-name="ce23">
            <text:p>94</text:p>
          </table:table-cell>
          <table:table-cell office:value-type="float" office:value="1943" table:style-name="ce23">
            <text:p>1,943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聯邦商業銀行</text:p>
          </table:table-cell>
          <table:table-cell office:value-type="float" office:value="2008947" table:style-name="ce23">
            <text:p>2,008,947</text:p>
          </table:table-cell>
          <table:table-cell office:value-type="float" office:value="1131467" table:style-name="ce23">
            <text:p>1,131,467</text:p>
          </table:table-cell>
          <table:table-cell office:value-type="float" office:value="22223" table:style-name="ce23">
            <text:p>22,223</text:p>
          </table:table-cell>
          <table:table-cell office:value-type="float" office:value="24602" table:style-name="ce23">
            <text:p>24,602</text:p>
          </table:table-cell>
          <table:table-cell office:value-type="float" office:value="5128073" table:style-name="ce23">
            <text:p>5,128,073</text:p>
          </table:table-cell>
          <table:table-cell office:value-type="float" office:value="3265258" table:style-name="ce23">
            <text:p>3,265,258</text:p>
          </table:table-cell>
          <table:table-cell office:value-type="float" office:value="7087578" table:style-name="ce23">
            <text:p>7,087,578</text:p>
          </table:table-cell>
          <table:table-cell office:value-type="float" office:value="56417" table:style-name="ce23">
            <text:p>56,417</text:p>
          </table:table-cell>
          <table:table-cell office:value-type="float" office:value="0.28999999999999998" table:style-name="ce24">
            <text:p>0.29</text:p>
          </table:table-cell>
          <table:table-cell office:value-type="float" office:value="0" table:style-name="ce24">
            <text:p>0.00</text:p>
          </table:table-cell>
          <table:table-cell office:value-type="float" office:value="123.22" table:style-name="ce24">
            <text:p>123.22</text:p>
          </table:table-cell>
          <table:table-cell office:value-type="float" office:value="15479" table:style-name="ce23">
            <text:p>15,479</text:p>
          </table:table-cell>
          <table:table-cell office:value-type="float" office:value="104884" table:style-name="ce23">
            <text:p>104,884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遠東國際商業銀行</text:p>
          </table:table-cell>
          <table:table-cell office:value-type="float" office:value="1449650" table:style-name="ce23">
            <text:p>1,449,650</text:p>
          </table:table-cell>
          <table:table-cell office:value-type="float" office:value="959280" table:style-name="ce23">
            <text:p>959,280</text:p>
          </table:table-cell>
          <table:table-cell office:value-type="float" office:value="14018" table:style-name="ce23">
            <text:p>14,018</text:p>
          </table:table-cell>
          <table:table-cell office:value-type="float" office:value="6366" table:style-name="ce23">
            <text:p>6,366</text:p>
          </table:table-cell>
          <table:table-cell office:value-type="float" office:value="4607518" table:style-name="ce23">
            <text:p>4,607,518</text:p>
          </table:table-cell>
          <table:table-cell office:value-type="float" office:value="5595407" table:style-name="ce23">
            <text:p>5,595,407</text:p>
          </table:table-cell>
          <table:table-cell office:value-type="float" office:value="4096789" table:style-name="ce23">
            <text:p>4,096,789</text:p>
          </table:table-cell>
          <table:table-cell office:value-type="float" office:value="204074" table:style-name="ce23">
            <text:p>204,074</text:p>
          </table:table-cell>
          <table:table-cell office:value-type="float" office:value="0.38" table:style-name="ce24">
            <text:p>0.38</text:p>
          </table:table-cell>
          <table:table-cell office:value-type="float" office:value="0.09" table:style-name="ce24">
            <text:p>0.09</text:p>
          </table:table-cell>
          <table:table-cell office:value-type="float" office:value="100.5" table:style-name="ce24">
            <text:p>100.50</text:p>
          </table:table-cell>
          <table:table-cell office:value-type="float" office:value="17286" table:style-name="ce23">
            <text:p>17,286</text:p>
          </table:table-cell>
          <table:table-cell office:value-type="float" office:value="120755" table:style-name="ce23">
            <text:p>120,755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元大商業銀行</text:p>
          </table:table-cell>
          <table:table-cell office:value-type="float" office:value="614286" table:style-name="ce23">
            <text:p>614,286</text:p>
          </table:table-cell>
          <table:table-cell office:value-type="float" office:value="433840" table:style-name="ce23">
            <text:p>433,840</text:p>
          </table:table-cell>
          <table:table-cell office:value-type="float" office:value="11401" table:style-name="ce23">
            <text:p>11,401</text:p>
          </table:table-cell>
          <table:table-cell office:value-type="float" office:value="4186" table:style-name="ce23">
            <text:p>4,186</text:p>
          </table:table-cell>
          <table:table-cell office:value-type="float" office:value="483937" table:style-name="ce23">
            <text:p>483,937</text:p>
          </table:table-cell>
          <table:table-cell office:value-type="float" office:value="528216" table:style-name="ce23">
            <text:p>528,216</text:p>
          </table:table-cell>
          <table:table-cell office:value-type="float" office:value="4462967" table:style-name="ce23">
            <text:p>4,462,967</text:p>
          </table:table-cell>
          <table:table-cell office:value-type="float" office:value="588" table:style-name="ce23">
            <text:p>588</text:p>
          </table:table-cell>
          <table:table-cell office:value-type="float" office:value="0.12" table:style-name="ce24">
            <text:p>0.12</text:p>
          </table:table-cell>
          <table:table-cell office:value-type="float" office:value="0" table:style-name="ce24">
            <text:p>0.00</text:p>
          </table:table-cell>
          <table:table-cell office:value-type="float" office:value="1231.1099999999999" table:style-name="ce24">
            <text:p>1,231.11</text:p>
          </table:table-cell>
          <table:table-cell office:value-type="float" office:value="2398" table:style-name="ce23">
            <text:p>2,398</text:p>
          </table:table-cell>
          <table:table-cell office:value-type="float" office:value="13613" table:style-name="ce23">
            <text:p>13,613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永豐商業銀行</text:p>
          </table:table-cell>
          <table:table-cell office:value-type="float" office:value="1830759" table:style-name="ce23">
            <text:p>1,830,759</text:p>
          </table:table-cell>
          <table:table-cell office:value-type="float" office:value="1039465" table:style-name="ce23">
            <text:p>1,039,465</text:p>
          </table:table-cell>
          <table:table-cell office:value-type="float" office:value="13334" table:style-name="ce23">
            <text:p>13,334</text:p>
          </table:table-cell>
          <table:table-cell office:value-type="float" office:value="18917" table:style-name="ce23">
            <text:p>18,917</text:p>
          </table:table-cell>
          <table:table-cell office:value-type="float" office:value="4688942" table:style-name="ce23">
            <text:p>4,688,942</text:p>
          </table:table-cell>
          <table:table-cell office:value-type="float" office:value="3840393" table:style-name="ce23">
            <text:p>3,840,393</text:p>
          </table:table-cell>
          <table:table-cell office:value-type="float" office:value="6401790" table:style-name="ce23">
            <text:p>6,401,790</text:p>
          </table:table-cell>
          <table:table-cell office:value-type="float" office:value="98488" table:style-name="ce23">
            <text:p>98,488</text:p>
          </table:table-cell>
          <table:table-cell office:value-type="float" office:value="0.35" table:style-name="ce24">
            <text:p>0.35</text:p>
          </table:table-cell>
          <table:table-cell office:value-type="float" office:value="0" table:style-name="ce24">
            <text:p>0.00</text:p>
          </table:table-cell>
          <table:table-cell office:value-type="float" office:value="602.58000000000004" table:style-name="ce24">
            <text:p>602.58</text:p>
          </table:table-cell>
          <table:table-cell office:value-type="float" office:value="14978" table:style-name="ce23">
            <text:p>14,978</text:p>
          </table:table-cell>
          <table:table-cell office:value-type="float" office:value="108912" table:style-name="ce23">
            <text:p>108,912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玉山商業銀行</text:p>
          </table:table-cell>
          <table:table-cell office:value-type="float" office:value="4483142" table:style-name="ce23">
            <text:p>4,483,142</text:p>
          </table:table-cell>
          <table:table-cell office:value-type="float" office:value="3124672" table:style-name="ce23">
            <text:p>3,124,672</text:p>
          </table:table-cell>
          <table:table-cell office:value-type="float" office:value="46871" table:style-name="ce23">
            <text:p>46,871</text:p>
          </table:table-cell>
          <table:table-cell office:value-type="float" office:value="23402" table:style-name="ce23">
            <text:p>23,402</text:p>
          </table:table-cell>
          <table:table-cell office:value-type="float" office:value="11673754" table:style-name="ce23">
            <text:p>11,673,754</text:p>
          </table:table-cell>
          <table:table-cell office:value-type="float" office:value="17299722" table:style-name="ce23">
            <text:p>17,299,722</text:p>
          </table:table-cell>
          <table:table-cell office:value-type="float" office:value="25740852" table:style-name="ce23">
            <text:p>25,740,852</text:p>
          </table:table-cell>
          <table:table-cell office:value-type="float" office:value="265065" table:style-name="ce23">
            <text:p>265,065</text:p>
          </table:table-cell>
          <table:table-cell office:value-type="float" office:value="0.25" table:style-name="ce24">
            <text:p>0.25</text:p>
          </table:table-cell>
          <table:table-cell office:value-type="float" office:value="0.01" table:style-name="ce24">
            <text:p>0.01</text:p>
          </table:table-cell>
          <table:table-cell office:value-type="float" office:value="811.42" table:style-name="ce24">
            <text:p>811.42</text:p>
          </table:table-cell>
          <table:table-cell office:value-type="float" office:value="42345" table:style-name="ce23">
            <text:p>42,345</text:p>
          </table:table-cell>
          <table:table-cell office:value-type="float" office:value="297363" table:style-name="ce23">
            <text:p>297,363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凱基商業銀行</text:p>
          </table:table-cell>
          <table:table-cell office:value-type="float" office:value="455603" table:style-name="ce23">
            <text:p>455,603</text:p>
          </table:table-cell>
          <table:table-cell office:value-type="float" office:value="192472" table:style-name="ce23">
            <text:p>192,472</text:p>
          </table:table-cell>
          <table:table-cell office:value-type="float" office:value="5696" table:style-name="ce23">
            <text:p>5,696</text:p>
          </table:table-cell>
          <table:table-cell office:value-type="float" office:value="10772" table:style-name="ce23">
            <text:p>10,772</text:p>
          </table:table-cell>
          <table:table-cell office:value-type="float" office:value="1060585" table:style-name="ce23">
            <text:p>1,060,585</text:p>
          </table:table-cell>
          <table:table-cell office:value-type="float" office:value="552966" table:style-name="ce23">
            <text:p>552,966</text:p>
          </table:table-cell>
          <table:table-cell office:value-type="float" office:value="939432" table:style-name="ce23">
            <text:p>939,432</text:p>
          </table:table-cell>
          <table:table-cell office:value-type="float" office:value="9392" table:style-name="ce23">
            <text:p>9,392</text:p>
          </table:table-cell>
          <table:table-cell office:value-type="float" office:value="0.72" table:style-name="ce24">
            <text:p>0.72</text:p>
          </table:table-cell>
          <table:table-cell office:value-type="float" office:value="0.47" table:style-name="ce24">
            <text:p>0.47</text:p>
          </table:table-cell>
          <table:table-cell office:value-type="float" office:value="125.51" table:style-name="ce24">
            <text:p>125.51</text:p>
          </table:table-cell>
          <table:table-cell office:value-type="float" office:value="4346" table:style-name="ce23">
            <text:p>4,346</text:p>
          </table:table-cell>
          <table:table-cell office:value-type="float" office:value="39761" table:style-name="ce23">
            <text:p>39,761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星展(台灣)商業銀行</text:p>
          </table:table-cell>
          <table:table-cell office:value-type="float" office:value="12330" table:style-name="ce23">
            <text:p>12,330</text:p>
          </table:table-cell>
          <table:table-cell office:value-type="float" office:value="5380" table:style-name="ce23">
            <text:p>5,380</text:p>
          </table:table-cell>
          <table:table-cell office:value-type="float" office:value="34" table:style-name="ce23">
            <text:p>34</text:p>
          </table:table-cell>
          <table:table-cell office:value-type="float" office:value="74" table:style-name="ce23">
            <text:p>74</text:p>
          </table:table-cell>
          <table:table-cell office:value-type="float" office:value="23148" table:style-name="ce23">
            <text:p>23,148</text:p>
          </table:table-cell>
          <table:table-cell office:value-type="float" office:value="6" table:style-name="ce23">
            <text:p>6</text:p>
          </table:table-cell>
          <table:table-cell office:value-type="float" office:value="51333" table:style-name="ce23">
            <text:p>51,333</text:p>
          </table:table-cell>
          <table:table-cell office:value-type="float" office:value="17" table:style-name="ce23">
            <text:p>17</text:p>
          </table:table-cell>
          <table:table-cell office:value-type="float" office:value="0.44" table:style-name="ce24">
            <text:p>0.44</text:p>
          </table:table-cell>
          <table:table-cell office:value-type="float" office:value="0" table:style-name="ce24">
            <text:p>0.00</text:p>
          </table:table-cell>
          <table:table-cell office:value-type="float" office:value="2601.37" table:style-name="ce24">
            <text:p>2,601.37</text:p>
          </table:table-cell>
          <table:table-cell office:value-type="float" office:value="46" table:style-name="ce23">
            <text:p>46</text:p>
          </table:table-cell>
          <table:table-cell office:value-type="float" office:value="909" table:style-name="ce23">
            <text:p>909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台新國際商業銀行</text:p>
          </table:table-cell>
          <table:table-cell office:value-type="float" office:value="4033292" table:style-name="ce23">
            <text:p>4,033,292</text:p>
          </table:table-cell>
          <table:table-cell office:value-type="float" office:value="2822709" table:style-name="ce23">
            <text:p>2,822,709</text:p>
          </table:table-cell>
          <table:table-cell office:value-type="float" office:value="46137" table:style-name="ce23">
            <text:p>46,137</text:p>
          </table:table-cell>
          <table:table-cell office:value-type="float" office:value="33455" table:style-name="ce23">
            <text:p>33,455</text:p>
          </table:table-cell>
          <table:table-cell office:value-type="float" office:value="10019613" table:style-name="ce23">
            <text:p>10,019,613</text:p>
          </table:table-cell>
          <table:table-cell office:value-type="float" office:value="16119884" table:style-name="ce23">
            <text:p>16,119,884</text:p>
          </table:table-cell>
          <table:table-cell office:value-type="float" office:value="19132999" table:style-name="ce23">
            <text:p>19,132,999</text:p>
          </table:table-cell>
          <table:table-cell office:value-type="float" office:value="205829" table:style-name="ce23">
            <text:p>205,829</text:p>
          </table:table-cell>
          <table:table-cell office:value-type="float" office:value="0.19" table:style-name="ce24">
            <text:p>0.19</text:p>
          </table:table-cell>
          <table:table-cell office:value-type="float" office:value="0.01" table:style-name="ce24">
            <text:p>0.01</text:p>
          </table:table-cell>
          <table:table-cell office:value-type="float" office:value="704.65" table:style-name="ce24">
            <text:p>704.65</text:p>
          </table:table-cell>
          <table:table-cell office:value-type="float" office:value="25864" table:style-name="ce23">
            <text:p>25,864</text:p>
          </table:table-cell>
          <table:table-cell office:value-type="float" office:value="177434" table:style-name="ce23">
            <text:p>177,434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大眾商業銀行</text:p>
          </table:table-cell>
          <table:table-cell office:value-type="float" office:value="566498" table:style-name="ce23">
            <text:p>566,498</text:p>
          </table:table-cell>
          <table:table-cell office:value-type="float" office:value="322707" table:style-name="ce23">
            <text:p>322,707</text:p>
          </table:table-cell>
          <table:table-cell office:value-type="float" office:value="6662" table:style-name="ce23">
            <text:p>6,662</text:p>
          </table:table-cell>
          <table:table-cell office:value-type="float" office:value="18205" table:style-name="ce23">
            <text:p>18,205</text:p>
          </table:table-cell>
          <table:table-cell office:value-type="float" office:value="951612" table:style-name="ce23">
            <text:p>951,612</text:p>
          </table:table-cell>
          <table:table-cell office:value-type="float" office:value="3323151" table:style-name="ce23">
            <text:p>3,323,151</text:p>
          </table:table-cell>
          <table:table-cell office:value-type="float" office:value="1798778" table:style-name="ce23">
            <text:p>1,798,778</text:p>
          </table:table-cell>
          <table:table-cell office:value-type="float" office:value="45930" table:style-name="ce23">
            <text:p>45,930</text:p>
          </table:table-cell>
          <table:table-cell office:value-type="float" office:value="0" table:style-name="ce24">
            <text:p>0.00</text:p>
          </table:table-cell>
          <table:table-cell office:value-type="float" office:value="0" table:style-name="ce24">
            <text:p>0.00</text:p>
          </table:table-cell>
          <table:table-cell office:value-type="float" office:value="584.57000000000005" table:style-name="ce24">
            <text:p>584.57</text:p>
          </table:table-cell>
          <table:table-cell office:value-type="float" office:value="10791" table:style-name="ce23">
            <text:p>10,791</text:p>
          </table:table-cell>
          <table:table-cell office:value-type="float" office:value="71611" table:style-name="ce23">
            <text:p>71,611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日盛國際商業銀行</text:p>
          </table:table-cell>
          <table:table-cell office:value-type="float" office:value="172279" table:style-name="ce23">
            <text:p>172,279</text:p>
          </table:table-cell>
          <table:table-cell office:value-type="float" office:value="101110" table:style-name="ce23">
            <text:p>101,110</text:p>
          </table:table-cell>
          <table:table-cell office:value-type="float" office:value="450" table:style-name="ce23">
            <text:p>450</text:p>
          </table:table-cell>
          <table:table-cell office:value-type="float" office:value="601" table:style-name="ce23">
            <text:p>601</text:p>
          </table:table-cell>
          <table:table-cell office:value-type="float" office:value="396951" table:style-name="ce23">
            <text:p>396,951</text:p>
          </table:table-cell>
          <table:table-cell office:value-type="float" office:value="232071" table:style-name="ce23">
            <text:p>232,071</text:p>
          </table:table-cell>
          <table:table-cell office:value-type="float" office:value="370326" table:style-name="ce23">
            <text:p>370,326</text:p>
          </table:table-cell>
          <table:table-cell office:value-type="float" office:value="4028" table:style-name="ce23">
            <text:p>4,028</text:p>
          </table:table-cell>
          <table:table-cell office:value-type="float" office:value="0.3" table:style-name="ce24">
            <text:p>0.30</text:p>
          </table:table-cell>
          <table:table-cell office:value-type="float" office:value="0" table:style-name="ce24">
            <text:p>0.00</text:p>
          </table:table-cell>
          <table:table-cell office:value-type="float" office:value="190.98" table:style-name="ce24">
            <text:p>190.98</text:p>
          </table:table-cell>
          <table:table-cell office:value-type="float" office:value="1768" table:style-name="ce23">
            <text:p>1,768</text:p>
          </table:table-cell>
          <table:table-cell office:value-type="float" office:value="11321" table:style-name="ce23">
            <text:p>11,321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安泰商業銀行</text:p>
          </table:table-cell>
          <table:table-cell office:value-type="float" office:value="165534" table:style-name="ce23">
            <text:p>165,534</text:p>
          </table:table-cell>
          <table:table-cell office:value-type="float" office:value="67231" table:style-name="ce23">
            <text:p>67,231</text:p>
          </table:table-cell>
          <table:table-cell office:value-type="float" office:value="750" table:style-name="ce23">
            <text:p>750</text:p>
          </table:table-cell>
          <table:table-cell office:value-type="float" office:value="477" table:style-name="ce23">
            <text:p>477</text:p>
          </table:table-cell>
          <table:table-cell office:value-type="float" office:value="338788" table:style-name="ce23">
            <text:p>338,788</text:p>
          </table:table-cell>
          <table:table-cell office:value-type="float" office:value="1261578" table:style-name="ce23">
            <text:p>1,261,578</text:p>
          </table:table-cell>
          <table:table-cell office:value-type="float" office:value="414966" table:style-name="ce23">
            <text:p>414,966</text:p>
          </table:table-cell>
          <table:table-cell office:value-type="float" office:value="718" table:style-name="ce23">
            <text:p>718</text:p>
          </table:table-cell>
          <table:table-cell office:value-type="float" office:value="0.46" table:style-name="ce24">
            <text:p>0.46</text:p>
          </table:table-cell>
          <table:table-cell office:value-type="float" office:value="0.12" table:style-name="ce24">
            <text:p>0.12</text:p>
          </table:table-cell>
          <table:table-cell office:value-type="float" office:value="314.88" table:style-name="ce24">
            <text:p>314.88</text:p>
          </table:table-cell>
          <table:table-cell office:value-type="float" office:value="0" table:style-name="ce23">
            <text:p>0</text:p>
          </table:table-cell>
          <table:table-cell office:value-type="float" office:value="7100" table:style-name="ce23">
            <text:p>7,100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中國信託商業銀行</text:p>
          </table:table-cell>
          <table:table-cell office:value-type="float" office:value="6191236" table:style-name="ce23">
            <text:p>6,191,236</text:p>
          </table:table-cell>
          <table:table-cell office:value-type="float" office:value="3975964" table:style-name="ce23">
            <text:p>3,975,964</text:p>
          </table:table-cell>
          <table:table-cell office:value-type="float" office:value="70627" table:style-name="ce23">
            <text:p>70,627</text:p>
          </table:table-cell>
          <table:table-cell office:value-type="float" office:value="41575" table:style-name="ce23">
            <text:p>41,575</text:p>
          </table:table-cell>
          <table:table-cell office:value-type="float" office:value="15583864" table:style-name="ce23">
            <text:p>15,583,864</text:p>
          </table:table-cell>
          <table:table-cell office:value-type="float" office:value="17280868" table:style-name="ce23">
            <text:p>17,280,868</text:p>
          </table:table-cell>
          <table:table-cell office:value-type="float" office:value="28606661" table:style-name="ce23">
            <text:p>28,606,661</text:p>
          </table:table-cell>
          <table:table-cell office:value-type="float" office:value="659363" table:style-name="ce23">
            <text:p>659,363</text:p>
          </table:table-cell>
          <table:table-cell office:value-type="float" office:value="0.13" table:style-name="ce24">
            <text:p>0.13</text:p>
          </table:table-cell>
          <table:table-cell office:value-type="float" office:value="0" table:style-name="ce24">
            <text:p>0.00</text:p>
          </table:table-cell>
          <table:table-cell office:value-type="float" office:value="586.44000000000005" table:style-name="ce24">
            <text:p>586.44</text:p>
          </table:table-cell>
          <table:table-cell office:value-type="float" office:value="57986" table:style-name="ce23">
            <text:p>57,986</text:p>
          </table:table-cell>
          <table:table-cell office:value-type="float" office:value="430737" table:style-name="ce23">
            <text:p>430,737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台灣樂天信用卡股份有限公司</text:p>
          </table:table-cell>
          <table:table-cell office:value-type="float" office:value="313263" table:style-name="ce23">
            <text:p>313,263</text:p>
          </table:table-cell>
          <table:table-cell office:value-type="float" office:value="220039" table:style-name="ce23">
            <text:p>220,039</text:p>
          </table:table-cell>
          <table:table-cell office:value-type="float" office:value="13383" table:style-name="ce23">
            <text:p>13,383</text:p>
          </table:table-cell>
          <table:table-cell office:value-type="float" office:value="630" table:style-name="ce23">
            <text:p>630</text:p>
          </table:table-cell>
          <table:table-cell office:value-type="float" office:value="222452" table:style-name="ce23">
            <text:p>222,452</text:p>
          </table:table-cell>
          <table:table-cell office:value-type="float" office:value="338299" table:style-name="ce23">
            <text:p>338,299</text:p>
          </table:table-cell>
          <table:table-cell office:value-type="float" office:value="1085234" table:style-name="ce23">
            <text:p>1,085,234</text:p>
          </table:table-cell>
          <table:table-cell office:value-type="float" office:value="2171" table:style-name="ce23">
            <text:p>2,171</text:p>
          </table:table-cell>
          <table:table-cell office:value-type="float" office:value="0.23" table:style-name="ce24">
            <text:p>0.23</text:p>
          </table:table-cell>
          <table:table-cell office:value-type="float" office:value="0.06" table:style-name="ce24">
            <text:p>0.06</text:p>
          </table:table-cell>
          <table:table-cell office:value-type="float" office:value="429.19" table:style-name="ce24">
            <text:p>429.19</text:p>
          </table:table-cell>
          <table:table-cell office:value-type="float" office:value="458" table:style-name="ce23">
            <text:p>458</text:p>
          </table:table-cell>
          <table:table-cell office:value-type="float" office:value="3127" table:style-name="ce23">
            <text:p>3,127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台灣美國運通國際(股)公司</text:p>
          </table:table-cell>
          <table:table-cell office:value-type="float" office:value="170825" table:style-name="ce23">
            <text:p>170,825</text:p>
          </table:table-cell>
          <table:table-cell office:value-type="float" office:value="111931" table:style-name="ce23">
            <text:p>111,931</text:p>
          </table:table-cell>
          <table:table-cell office:value-type="float" office:value="3198" table:style-name="ce23">
            <text:p>3,198</text:p>
          </table:table-cell>
          <table:table-cell office:value-type="float" office:value="3106" table:style-name="ce23">
            <text:p>3,106</text:p>
          </table:table-cell>
          <table:table-cell office:value-type="float" office:value="352156" table:style-name="ce23">
            <text:p>352,156</text:p>
          </table:table-cell>
          <table:table-cell office:value-type="float" office:value="0" table:style-name="ce23">
            <text:p>0</text:p>
          </table:table-cell>
          <table:table-cell office:value-type="float" office:value="3683699" table:style-name="ce23">
            <text:p>3,683,699</text:p>
          </table:table-cell>
          <table:table-cell office:value-type="float" office:value="1539" table:style-name="ce23">
            <text:p>1,539</text:p>
          </table:table-cell>
          <table:table-cell office:value-type="float" office:value="0.19" table:style-name="ce24">
            <text:p>0.19</text:p>
          </table:table-cell>
          <table:table-cell office:value-type="float" office:value="0" table:style-name="ce24">
            <text:p>0.00</text:p>
          </table:table-cell>
          <table:table-cell office:value-type="float" office:value="348.17" table:style-name="ce24">
            <text:p>348.17</text:p>
          </table:table-cell>
          <table:table-cell office:value-type="float" office:value="17375" table:style-name="ce23">
            <text:p>17,375</text:p>
          </table:table-cell>
          <table:table-cell office:value-type="float" office:value="33701" table:style-name="ce23">
            <text:p>33,701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台灣永旺信用卡(股)公司</text:p>
          </table:table-cell>
          <table:table-cell office:value-type="float" office:value="74168" table:style-name="ce23">
            <text:p>74,168</text:p>
          </table:table-cell>
          <table:table-cell office:value-type="float" office:value="32791" table:style-name="ce23">
            <text:p>32,791</text:p>
          </table:table-cell>
          <table:table-cell office:value-type="float" office:value="72" table:style-name="ce23">
            <text:p>72</text:p>
          </table:table-cell>
          <table:table-cell office:value-type="float" office:value="737" table:style-name="ce23">
            <text:p>737</text:p>
          </table:table-cell>
          <table:table-cell office:value-type="float" office:value="254252" table:style-name="ce23">
            <text:p>254,252</text:p>
          </table:table-cell>
          <table:table-cell office:value-type="float" office:value="32072" table:style-name="ce23">
            <text:p>32,072</text:p>
          </table:table-cell>
          <table:table-cell office:value-type="float" office:value="130707" table:style-name="ce23">
            <text:p>130,707</text:p>
          </table:table-cell>
          <table:table-cell office:value-type="float" office:value="2475" table:style-name="ce23">
            <text:p>2,475</text:p>
          </table:table-cell>
          <table:table-cell office:value-type="float" office:value="0.8" table:style-name="ce24">
            <text:p>0.80</text:p>
          </table:table-cell>
          <table:table-cell office:value-type="float" office:value="0.15" table:style-name="ce24">
            <text:p>0.15</text:p>
          </table:table-cell>
          <table:table-cell office:value-type="float" office:value="2494.0500000000002" table:style-name="ce24">
            <text:p>2,494.05</text:p>
          </table:table-cell>
          <table:table-cell office:value-type="float" office:value="1254" table:style-name="ce23">
            <text:p>1,254</text:p>
          </table:table-cell>
          <table:table-cell office:value-type="float" office:value="13229" table:style-name="ce23">
            <text:p>13,229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總計</text:p>
          </table:table-cell>
          <table:table-cell office:value-type="float" office:value="41218020" table:formula="msoxl:=SUM(B9:B44)" table:style-name="ce23">
            <text:p>41,218,020</text:p>
          </table:table-cell>
          <table:table-cell office:value-type="float" office:value="27421635" table:formula="msoxl:=SUM(C9:C44)" table:style-name="ce23">
            <text:p>27,421,635</text:p>
          </table:table-cell>
          <table:table-cell office:value-type="float" office:value="445747" table:formula="msoxl:=SUM(D9:D44)" table:style-name="ce23">
            <text:p>445,747</text:p>
          </table:table-cell>
          <table:table-cell office:value-type="float" office:value="341531" table:formula="msoxl:=SUM(E9:E44)" table:style-name="ce23">
            <text:p>341,531</text:p>
          </table:table-cell>
          <table:table-cell office:value-type="float" office:value="108741747" table:formula="msoxl:=SUM(F9:F44)" table:style-name="ce23">
            <text:p>108,741,747</text:p>
          </table:table-cell>
          <table:table-cell office:value-type="float" office:value="116097888" table:formula="msoxl:=SUM(G9:G44)" table:style-name="ce23">
            <text:p>116,097,888</text:p>
          </table:table-cell>
          <table:table-cell office:value-type="float" office:value="201882944" table:formula="msoxl:=SUM(H9:H44)" table:style-name="ce23">
            <text:p>201,882,944</text:p>
          </table:table-cell>
          <table:table-cell office:value-type="float" office:value="2109477" table:formula="msoxl:=SUM(I9:I44)" table:style-name="ce23">
            <text:p>2,109,477</text:p>
          </table:table-cell>
          <table:table-cell office:value-type="float" office:value="0.23531741351752122" table:style-name="ce24">
            <text:p>0.24</text:p>
          </table:table-cell>
          <table:table-cell office:value-type="float" office:value="0.02" table:style-name="ce24">
            <text:p>0.02</text:p>
          </table:table-cell>
          <table:table-cell office:value-type="float" office:value="588.11826918433383" table:style-name="ce24">
            <text:p>588.12</text:p>
          </table:table-cell>
          <table:table-cell office:value-type="float" office:value="445434" table:formula="msoxl:=SUM(M9:M44)" table:style-name="ce23">
            <text:p>445,434</text:p>
          </table:table-cell>
          <table:table-cell office:value-type="float" office:value="2806525" table:formula="msoxl:=SUM(N9:N44)" table:style-name="ce23">
            <text:p>2,806,525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5">
            <text:p>一、資料來源：各金融機構自行申報。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25">
            <text:p>二、揭露項目及認定標準：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25">
            <text:p>　1.流通卡數：發卡總數減停卡總數，且卡片狀況為正常者。</text:p>
          </table:table-cell>
          <table:table-cell table:number-columns-repeated="16383"/>
        </table:table-row>
        <table:table-row table:style-name="ro2">
          <table:table-cell office:value-type="string" table:style-name="ce25">
            <text:p>　2.有效卡數：最近六個月有消費紀錄之卡，不含Debit卡，只有郵購分期交易亦算有效卡，不含只有循環繳款之卡片。</text:p>
          </table:table-cell>
          <table:table-cell table:number-columns-repeated="16383"/>
        </table:table-row>
        <table:table-row table:style-name="ro2">
          <table:table-cell office:value-type="string" table:style-name="ce25">
            <text:p>　3.當月發卡數：不含補發卡、續卡。</text:p>
          </table:table-cell>
          <table:table-cell table:number-columns-repeated="16383"/>
        </table:table-row>
        <table:table-row table:style-name="ro2">
          <table:table-cell office:value-type="string" table:style-name="ce25">
            <text:p>　4.當月停卡數：指新增停卡部分。</text:p>
          </table:table-cell>
          <table:table-cell table:number-columns-repeated="16383"/>
        </table:table-row>
        <table:table-row table:style-name="ro2">
          <table:table-cell office:value-type="string" table:style-name="ce25">
            <text:p>　5.循環信用餘額：係指持卡人使用循環信用之餘額。</text:p>
          </table:table-cell>
          <table:table-cell table:number-columns-repeated="16383"/>
        </table:table-row>
        <table:table-row table:style-name="ro2">
          <table:table-cell office:value-type="string" table:style-name="ce25">
            <text:p>　6.未到期分期付款餘額：包括預借現金分期、消費帳款分期及帳單分期。</text:p>
          </table:table-cell>
          <table:table-cell table:number-columns-repeated="16383"/>
        </table:table-row>
        <table:table-row table:style-name="ro2">
          <table:table-cell office:value-type="string" table:style-name="ce25">
            <text:p>　7.當月簽帳金額：係指持卡人當月刷卡消費金額，如屬分期消費帳款應於消費當月全數申報本欄。</text:p>
          </table:table-cell>
          <table:table-cell table:number-columns-repeated="16383"/>
        </table:table-row>
        <table:table-row table:style-name="ro2">
          <table:table-cell office:value-type="string" table:style-name="ce25">
            <text:p>　8.當月預借現金金額：係指持卡人當月動用預借現金金額，如屬分期預借現金應於動用當月全數申報本欄。</text:p>
          </table:table-cell>
          <table:table-cell table:number-columns-repeated="16383"/>
        </table:table-row>
        <table:table-row table:style-name="ro2">
          <table:table-cell office:value-type="string" table:style-name="ce25">
            <text:p>　9.逾期帳款：指持卡人每月繳款金額未達最低應繳金額、及雖未超逾期限但已向主、從債務人訴追者，其應付帳款。</text:p>
          </table:table-cell>
          <table:table-cell table:number-columns-repeated="16383"/>
        </table:table-row>
        <table:table-row table:style-name="ro2">
          <table:table-cell office:value-type="string" table:style-name="ce25">
            <text:p>　　　　　　　若持卡人已逾期達數月，而嗣後繳付金額僅涵蓋一個月的最低應繳金額，則逾期期間減少一個月，須</text:p>
          </table:table-cell>
          <table:table-cell table:number-columns-repeated="16383"/>
        </table:table-row>
        <table:table-row table:style-name="ro2">
          <table:table-cell office:value-type="string" table:style-name="ce25">
            <text:p>　　　　　　　俟持卡人將所積欠各期最低應繳金額全部償還後，始得回復為未逾期。</text:p>
          </table:table-cell>
          <table:table-cell table:number-columns-repeated="16383"/>
        </table:table-row>
        <table:table-row table:style-name="ro2">
          <table:table-cell office:value-type="string" table:style-name="ce25">
            <text:p>　10.備抵呆帳提足率：實際提列備抵呆帳占應提備抵呆帳之比率。</text:p>
          </table:table-cell>
          <table:table-cell table:number-columns-repeated="16383"/>
        </table:table-row>
        <table:table-row table:number-rows-repeated="104851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8740157480315in" fo:margin-right="0.196850393700787in" style:print-orientation="portrait" style:print-page-order="ttb" style:first-page-number="continue" style:scale-to="63%" style:table-centering="horizontal" style:print="objects charts drawings"/>
      <style:header-style>
        <style:header-footer-properties fo:min-height="0.433070866141732in" fo:margin-left="0.78740157480315in" fo:margin-right="0.196850393700787in" fo:margin-bottom="0in"/>
      </style:header-style>
      <style:footer-style>
        <style:header-footer-properties fo:min-height="0.433070866141732in" fo:margin-left="0.7874015748031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何佳怡</meta:initial-creator>
    <dc:creator>何佳怡</dc:creator>
    <meta:creation-date>2017-08-23T02:43:23Z</meta:creation-date>
    <dc:date>2017-08-23T02:51:23Z</dc:date>
    <meta:print-date>2017-08-23T02:50:17Z</meta:print-date>
  </office:meta>
</office:document-meta>
</file>